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Azione_20_attore">
      <style:text-properties officeooo:rsid="001da6de" officeooo:paragraph-rsid="001da6de"/>
    </style:style>
    <style:style style:name="P4" style:family="paragraph" style:parent-style-name="Table_20_Contents">
      <style:text-properties officeooo:rsid="001da6de" officeooo:paragraph-rsid="001da6de"/>
    </style:style>
    <style:style style:name="P5" style:family="paragraph" style:parent-style-name="Table_20_Contents">
      <style:text-properties officeooo:rsid="001da6de" officeooo:paragraph-rsid="001e2ab0"/>
    </style:style>
    <style:style style:name="P6" style:family="paragraph" style:parent-style-name="Azione_20_sistema">
      <style:text-properties officeooo:rsid="001da6de" officeooo:paragraph-rsid="001da6de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paragraph-rsid="001ef4d4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officeooo:rsid="001e2ab0"/>
    </style:style>
    <style:style style:name="T2" style:family="text">
      <style:text-properties officeooo:rsid="001ef4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5"><text:span text:style-name="T2">Rifiuto</text:span><text:span text:style-name="T1"> Modifica Orario Bambin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5"><text:span text:style-name="T1">UC_M_29</text:span>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4">Impiegato asil<text:span text:style-name="T1">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4">L'utente accede al sistema e viene riconosciuto come Impiegato asilo<text:line-break/><text:span text:style-name="T2">Un genitore deve aver fatto una richiesta specifica (UC_M_28)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0683707" text:style-name="Numerazione_20_UC">
              <text:list-item text:start-value="1">
                <text:p text:style-name="P3">L'utente accede all'area di notifica.</text:p>
              </text:list-item>
              <text:list-item>
                <text:p text:style-name="P6">Il sistema visualizza una form con tutte le notifiche.</text:p>
              </text:list-item>
              <text:list-item>
                <text:p text:style-name="P3">L'utente apre la notifica da parte di un genitore relativa al cambiamento dell'orario per il proprio bambino</text:p>
              </text:list-item>
              <text:list-item>
                <text:p text:style-name="P6">Il sistema mostra una form con il contenuto della notifica.</text:p>
              </text:list-item>
              <text:list-item>
                <text:p text:style-name="P3">L'utente prende atto della notifica e accede all'area degli inscritti.</text:p>
              </text:list-item>
              <text:list-item>
                <text:p text:style-name="P6">Il sistema mostra una form con tutti i dati degli inscritti.</text:p>
              </text:list-item>
              <text:list-item>
                <text:p text:style-name="P3">L'utente verifica i dati del bambino, ne prende atto manda una notifica <text:span text:style-name="T1">di </text:span><text:span text:style-name="T2">rifiuta</text:span><text:span text:style-name="T1"> della modifica </text:span>al genitore 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Il sistema deve visualizzare il messaggio di <text:span text:style-name="T2">rifiuta</text:span> modifica.</text:p>
            <text:p text:style-name="P4">Il sistema deve visualizzare il messaggio di conferma invio notifica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4">Il sistema visualizza un messaggio di errore che indica il motivo. 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4">Il sistema deve visualizzare tutte le form richieste dall'utente entro 20 secondi dalla loro richiesta.<text:line-break/>Il sistema deve visualizzare il messaggio di <text:span text:style-name="T2">rifiuta</text:span> modifica o di errore entro 20 secondi dall'invio della conferma dei dati.</text:p>
          </table:table-cell>
        </table:table-row>
      </table:table>
      <text:p text:style-name="P7"><text:span text:style-name="T2">Rifiuto della richiesta di modifica dell orario <text:s/>di un bambin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6T09:40:21.28</meta:creation-date>
    <meta:editing-duration>P0D</meta:editing-duration>
    <meta:editing-cycles>2</meta:editing-cycles>
    <meta:generator>LibreOffice/3.6$Windows_x86 LibreOffice_project/da8c1e6-fd468f4-454e206-f42a4a9-143cfd</meta:generator>
    <dc:date>2012-10-26T11:04:58.45</dc:date>
    <meta:document-statistic meta:table-count="1" meta:image-count="0" meta:object-count="0" meta:page-count="1" meta:paragraph-count="24" meta:word-count="206" meta:character-count="1319" meta:non-whitespace-character-count="1141"/>
  </office:meta>
</office:document-meta>
</file>